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4.5097in"/>
        </style:tab-stops>
      </style:paragraph-properties>
    </style:style>
  </office:automatic-styles>
  <office:body>
    <office:text text:use-soft-page-breaks="true">
      <text:p text:style-name="P1">Full GRE computerized practice tests:</text:p>
      <text:p text:style-name="Standard"/>
      <text:p text:style-name="Standard"><text:a xlink:href="http://www.msinus.com/content/free-full-length-gre-tests-672/" office:target-frame-name="_top" xlink:show="replace">http://www.msinus.com/content/free-full-length-gre-tests-672/</text:a></text:p>
      <text:p text:style-name="Normal"/>
      <text:p text:style-name="P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HITH</meta:initial-creator>
    <dc:creator>ROHITH PAI</dc:creator>
    <meta:creation-date>2013-09-09T20:30:00Z</meta:creation-date>
    <dc:date>2014-07-26T11:46:00Z</dc:date>
    <meta:template xlink:href="Normal" xlink:type="simple"/>
    <meta:editing-cycles>1</meta:editing-cycles>
    <meta:editing-duration>PT60S</meta:editing-duration>
    <meta:document-statistic meta:page-count="1" meta:paragraph-count="1" meta:word-count="27" meta:character-count="182" meta:row-count="1" meta:non-whitespace-character-count="156"/>
  </office:meta>
</office:document-meta>
</file>